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5a618" officeooo:paragraph-rsid="0025a618"/>
    </style:style>
    <style:style style:name="P2" style:family="paragraph" style:parent-style-name="Standard">
      <style:text-properties officeooo:rsid="002a09e4" officeooo:paragraph-rsid="002a09e4"/>
    </style:style>
    <style:style style:name="P3" style:family="paragraph" style:parent-style-name="Standard">
      <style:text-properties officeooo:rsid="00328f13" officeooo:paragraph-rsid="0033b00d"/>
    </style:style>
    <style:style style:name="P4" style:family="paragraph" style:parent-style-name="Standard">
      <style:text-properties officeooo:rsid="003a172c" officeooo:paragraph-rsid="003a172c"/>
    </style:style>
    <style:style style:name="P5" style:family="paragraph" style:parent-style-name="Standard">
      <style:text-properties officeooo:rsid="003a921d" officeooo:paragraph-rsid="003a921d"/>
    </style:style>
    <style:style style:name="P6" style:family="paragraph" style:parent-style-name="Standard">
      <style:text-properties officeooo:rsid="003d1e1c" officeooo:paragraph-rsid="003d1e1c"/>
    </style:style>
    <style:style style:name="P7" style:family="paragraph" style:parent-style-name="Standard">
      <style:text-properties officeooo:rsid="003d678e" officeooo:paragraph-rsid="003d678e"/>
    </style:style>
    <style:style style:name="P8" style:family="paragraph" style:parent-style-name="Standard">
      <style:text-properties officeooo:rsid="0044f9b6" officeooo:paragraph-rsid="0044f9b6"/>
    </style:style>
    <style:style style:name="P9" style:family="paragraph" style:parent-style-name="Standard">
      <style:text-properties officeooo:rsid="0046377a" officeooo:paragraph-rsid="0046377a"/>
    </style:style>
    <style:style style:name="P10" style:family="paragraph" style:parent-style-name="Standard">
      <style:text-properties officeooo:rsid="004c86d3" officeooo:paragraph-rsid="004c86d3"/>
    </style:style>
    <style:style style:name="P11" style:family="paragraph" style:parent-style-name="Standard">
      <style:text-properties officeooo:rsid="00580e8b" officeooo:paragraph-rsid="00580e8b"/>
    </style:style>
    <style:style style:name="P12" style:family="paragraph" style:parent-style-name="Standard">
      <style:text-properties officeooo:rsid="005ab192" officeooo:paragraph-rsid="005ab192"/>
    </style:style>
    <style:style style:name="P13" style:family="paragraph" style:parent-style-name="Standard">
      <style:text-properties officeooo:rsid="005f36a9" officeooo:paragraph-rsid="00613874"/>
    </style:style>
    <style:style style:name="P14" style:family="paragraph" style:parent-style-name="Standard">
      <style:text-properties officeooo:rsid="007ad3e7" officeooo:paragraph-rsid="007ad3e7"/>
    </style:style>
    <style:style style:name="P15" style:family="paragraph" style:parent-style-name="Standard">
      <style:text-properties officeooo:rsid="007cd8e0" officeooo:paragraph-rsid="007cd8e0"/>
    </style:style>
    <style:style style:name="P16" style:family="paragraph" style:parent-style-name="Standard">
      <style:text-properties officeooo:paragraph-rsid="007ad3e7"/>
    </style:style>
    <style:style style:name="P17" style:family="paragraph" style:parent-style-name="Standard">
      <style:text-properties officeooo:rsid="008caf2e" officeooo:paragraph-rsid="008caf2e"/>
    </style:style>
    <style:style style:name="P18" style:family="paragraph" style:parent-style-name="Standard">
      <style:text-properties officeooo:paragraph-rsid="0067ab7a"/>
    </style:style>
    <style:style style:name="P19" style:family="paragraph" style:parent-style-name="Standard">
      <style:text-properties fo:color="#c9211e" fo:font-weight="bold" officeooo:rsid="009a7798" officeooo:paragraph-rsid="009a7798" style:font-weight-asian="bold" style:font-weight-complex="bold"/>
    </style:style>
    <style:style style:name="P20" style:family="paragraph" style:parent-style-name="Standard">
      <style:text-properties fo:color="#c9211e" fo:font-weight="bold" officeooo:rsid="00a0ab1f" officeooo:paragraph-rsid="00a0ab1f" style:font-weight-asian="bold" style:font-weight-complex="bold"/>
    </style:style>
    <style:style style:name="P21" style:family="paragraph" style:parent-style-name="Standard">
      <style:text-properties officeooo:rsid="00a0ab1f" officeooo:paragraph-rsid="00a0ab1f"/>
    </style:style>
    <style:style style:name="P22" style:family="paragraph" style:parent-style-name="Standard">
      <style:text-properties officeooo:rsid="00a40a6b" officeooo:paragraph-rsid="00a40a6b"/>
    </style:style>
    <style:style style:name="P23" style:family="paragraph" style:parent-style-name="Standard">
      <style:text-properties officeooo:rsid="00af2f28" officeooo:paragraph-rsid="00af2f28"/>
    </style:style>
    <style:style style:name="P24" style:family="paragraph" style:parent-style-name="Standard">
      <style:text-properties officeooo:rsid="00b003e9" officeooo:paragraph-rsid="00b003e9"/>
    </style:style>
    <style:style style:name="P25" style:family="paragraph" style:parent-style-name="Standard">
      <style:text-properties officeooo:rsid="00b12aef" officeooo:paragraph-rsid="00b12aef"/>
    </style:style>
    <style:style style:name="P26" style:family="paragraph" style:parent-style-name="Standard">
      <style:text-properties officeooo:rsid="00b2a68e" officeooo:paragraph-rsid="00b2a68e"/>
    </style:style>
    <style:style style:name="P27" style:family="paragraph" style:parent-style-name="Standard">
      <style:text-properties officeooo:paragraph-rsid="004c86d3"/>
    </style:style>
    <style:style style:name="P28" style:family="paragraph" style:parent-style-name="Standard">
      <style:text-properties officeooo:paragraph-rsid="006b75fc" fo:background-color="#ffff00"/>
    </style:style>
    <style:style style:name="P29" style:family="paragraph" style:parent-style-name="Standard">
      <style:text-properties officeooo:paragraph-rsid="001fcc8d"/>
    </style:style>
    <style:style style:name="P30" style:family="paragraph" style:parent-style-name="Standard">
      <style:text-properties officeooo:rsid="00242e54" officeooo:paragraph-rsid="00242e54" fo:background-color="#dee6ef"/>
    </style:style>
    <style:style style:name="P31" style:family="paragraph" style:parent-style-name="Standard">
      <style:text-properties officeooo:rsid="003d1e1c" officeooo:paragraph-rsid="003d1e1c" fo:background-color="#dee6ef"/>
    </style:style>
    <style:style style:name="P32" style:family="paragraph" style:parent-style-name="Standard">
      <style:text-properties officeooo:rsid="005535c9" officeooo:paragraph-rsid="004c86d3" fo:background-color="#dee6ef"/>
    </style:style>
    <style:style style:name="P33" style:family="paragraph" style:parent-style-name="Standard">
      <style:text-properties officeooo:paragraph-rsid="005ab192"/>
    </style:style>
    <style:style style:name="P34" style:family="paragraph" style:parent-style-name="Standard">
      <style:text-properties officeooo:paragraph-rsid="00613874"/>
    </style:style>
    <style:style style:name="P35" style:family="paragraph" style:parent-style-name="Standard">
      <style:text-properties officeooo:paragraph-rsid="0083f44b"/>
    </style:style>
    <style:style style:name="P36" style:family="paragraph" style:parent-style-name="Standard">
      <style:text-properties officeooo:rsid="00b003e9" officeooo:paragraph-rsid="00b003e9" fo:background-color="#dde8cb"/>
    </style:style>
    <style:style style:name="P37" style:family="paragraph" style:parent-style-name="Standard" style:list-style-name="L1">
      <style:text-properties officeooo:paragraph-rsid="00242e54"/>
    </style:style>
    <style:style style:name="P38" style:family="paragraph" style:parent-style-name="Standard" style:list-style-name="L1">
      <style:text-properties officeooo:rsid="0025a618" officeooo:paragraph-rsid="0025a618"/>
    </style:style>
    <style:style style:name="P39" style:family="paragraph" style:parent-style-name="Standard" style:list-style-name="L2">
      <style:text-properties officeooo:paragraph-rsid="002d7857" fo:background-color="#e0c2cd"/>
    </style:style>
    <style:style style:name="P40" style:family="paragraph" style:parent-style-name="Standard" style:list-style-name="L2">
      <style:text-properties officeooo:rsid="00328f13" officeooo:paragraph-rsid="0033b00d" fo:background-color="#ffdbb6"/>
    </style:style>
    <style:style style:name="P41" style:family="paragraph" style:parent-style-name="Standard" style:list-style-name="L3">
      <style:text-properties officeooo:paragraph-rsid="004c86d3"/>
    </style:style>
    <style:style style:name="P42" style:family="paragraph" style:parent-style-name="Standard" style:list-style-name="L3">
      <style:text-properties officeooo:paragraph-rsid="010a0374"/>
    </style:style>
    <style:style style:name="P43" style:family="paragraph" style:parent-style-name="Standard" style:list-style-name="L4">
      <style:text-properties officeooo:paragraph-rsid="00a40a6b"/>
    </style:style>
    <style:style style:name="T1" style:family="text">
      <style:text-properties officeooo:rsid="00242e54"/>
    </style:style>
    <style:style style:name="T2" style:family="text">
      <style:text-properties officeooo:rsid="00278c5c"/>
    </style:style>
    <style:style style:name="T3" style:family="text">
      <style:text-properties officeooo:rsid="00295c32"/>
    </style:style>
    <style:style style:name="T4" style:family="text">
      <style:text-properties officeooo:rsid="002b9e41"/>
    </style:style>
    <style:style style:name="T5" style:family="text">
      <style:text-properties officeooo:rsid="002d7857"/>
    </style:style>
    <style:style style:name="T6" style:family="text">
      <style:text-properties officeooo:rsid="00308fd6"/>
    </style:style>
    <style:style style:name="T7" style:family="text">
      <style:text-properties officeooo:rsid="003825fc"/>
    </style:style>
    <style:style style:name="T8" style:family="text">
      <style:text-properties officeooo:rsid="003ebe1c"/>
    </style:style>
    <style:style style:name="T9" style:family="text">
      <style:text-properties officeooo:rsid="004700aa"/>
    </style:style>
    <style:style style:name="T10" style:family="text">
      <style:text-properties officeooo:rsid="0049c5cc"/>
    </style:style>
    <style:style style:name="T11" style:family="text">
      <style:text-properties officeooo:rsid="004c86d3"/>
    </style:style>
    <style:style style:name="T12" style:family="text">
      <style:text-properties officeooo:rsid="004e7575"/>
    </style:style>
    <style:style style:name="T13" style:family="text">
      <style:text-properties officeooo:rsid="004f1187"/>
    </style:style>
    <style:style style:name="T14" style:family="text">
      <style:text-properties officeooo:rsid="00588170"/>
    </style:style>
    <style:style style:name="T15" style:family="text">
      <style:text-properties officeooo:rsid="0058abc2"/>
    </style:style>
    <style:style style:name="T16" style:family="text">
      <style:text-properties officeooo:rsid="005d151e"/>
    </style:style>
    <style:style style:name="T17" style:family="text">
      <style:text-properties officeooo:rsid="00613874"/>
    </style:style>
    <style:style style:name="T18" style:family="text">
      <style:text-properties officeooo:rsid="0062b600"/>
    </style:style>
    <style:style style:name="T19" style:family="text">
      <style:text-properties officeooo:rsid="0065093f"/>
    </style:style>
    <style:style style:name="T20" style:family="text">
      <style:text-properties officeooo:rsid="006631da"/>
    </style:style>
    <style:style style:name="T21" style:family="text">
      <style:text-properties officeooo:rsid="0067ab7a"/>
    </style:style>
    <style:style style:name="T22" style:family="text">
      <style:text-properties officeooo:rsid="00695ba9"/>
    </style:style>
    <style:style style:name="T23" style:family="text">
      <style:text-properties officeooo:rsid="006af7d9"/>
    </style:style>
    <style:style style:name="T24" style:family="text">
      <style:text-properties officeooo:rsid="006b75fc"/>
    </style:style>
    <style:style style:name="T25" style:family="text">
      <style:text-properties officeooo:rsid="006c71c6"/>
    </style:style>
    <style:style style:name="T26" style:family="text">
      <style:text-properties officeooo:rsid="00704ccf"/>
    </style:style>
    <style:style style:name="T27" style:family="text">
      <style:text-properties officeooo:rsid="00735992"/>
    </style:style>
    <style:style style:name="T28" style:family="text">
      <style:text-properties officeooo:rsid="00747ad1"/>
    </style:style>
    <style:style style:name="T29" style:family="text">
      <style:text-properties officeooo:rsid="007704b7"/>
    </style:style>
    <style:style style:name="T30" style:family="text">
      <style:text-properties officeooo:rsid="007885c7"/>
    </style:style>
    <style:style style:name="T31" style:family="text">
      <style:text-properties officeooo:rsid="007a80a0"/>
    </style:style>
    <style:style style:name="T32" style:family="text">
      <style:text-properties officeooo:rsid="007ad3e7"/>
    </style:style>
    <style:style style:name="T33" style:family="text">
      <style:text-properties officeooo:rsid="007c0774"/>
    </style:style>
    <style:style style:name="T34" style:family="text">
      <style:text-properties officeooo:rsid="007ecdbc"/>
    </style:style>
    <style:style style:name="T35" style:family="text">
      <style:text-properties officeooo:rsid="007f777a"/>
    </style:style>
    <style:style style:name="T36" style:family="text">
      <style:text-properties officeooo:rsid="0082ee05"/>
    </style:style>
    <style:style style:name="T37" style:family="text">
      <style:text-properties officeooo:rsid="0083c053"/>
    </style:style>
    <style:style style:name="T38" style:family="text">
      <style:text-properties officeooo:rsid="008d765a"/>
    </style:style>
    <style:style style:name="T39" style:family="text">
      <style:text-properties officeooo:rsid="008d9b4c"/>
    </style:style>
    <style:style style:name="T40" style:family="text">
      <style:text-properties officeooo:rsid="0091f432"/>
    </style:style>
    <style:style style:name="T41" style:family="text">
      <style:text-properties officeooo:rsid="0092852a"/>
    </style:style>
    <style:style style:name="T42" style:family="text">
      <style:text-properties officeooo:rsid="0094f7a6"/>
    </style:style>
    <style:style style:name="T43" style:family="text">
      <style:text-properties officeooo:rsid="00964a06"/>
    </style:style>
    <style:style style:name="T44" style:family="text">
      <style:text-properties officeooo:rsid="00a40a6b"/>
    </style:style>
    <style:style style:name="T45" style:family="text">
      <style:text-properties fo:background-color="#ffff00" loext:char-shading-value="0"/>
    </style:style>
    <style:style style:name="T46" style:family="text">
      <style:text-properties officeooo:rsid="001fcc8d" fo:background-color="#ffff00" loext:char-shading-value="0"/>
    </style:style>
    <style:style style:name="T47" style:family="text">
      <style:text-properties officeooo:rsid="00ba35bc" fo:background-color="#ffff00" loext:char-shading-value="0"/>
    </style:style>
    <style:style style:name="T48" style:family="text">
      <style:text-properties officeooo:rsid="00506e77" fo:background-color="#ffff00" loext:char-shading-value="0"/>
    </style:style>
    <style:style style:name="T49" style:family="text">
      <style:text-properties officeooo:rsid="005102b4" fo:background-color="#ffff00" loext:char-shading-value="0"/>
    </style:style>
    <style:style style:name="T50" style:family="text">
      <style:text-properties officeooo:rsid="0051c3d2" fo:background-color="#ffff00" loext:char-shading-value="0"/>
    </style:style>
    <style:style style:name="T51" style:family="text">
      <style:text-properties officeooo:rsid="00dccf7b" fo:background-color="#ffff00" loext:char-shading-value="0"/>
    </style:style>
    <style:style style:name="T52" style:family="text">
      <style:text-properties officeooo:rsid="00850258" fo:background-color="#ffff00" loext:char-shading-value="0"/>
    </style:style>
    <style:style style:name="T53" style:family="text">
      <style:text-properties officeooo:rsid="0085254f" fo:background-color="#ffff00" loext:char-shading-value="0"/>
    </style:style>
    <style:style style:name="T54" style:family="text">
      <style:text-properties officeooo:rsid="010c52ec" fo:background-color="#ffff00" loext:char-shading-value="0"/>
    </style:style>
    <style:style style:name="T55" style:family="text">
      <style:text-properties officeooo:rsid="00ba855a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21dc6" style:font-weight-asian="bold" style:font-weight-complex="bold"/>
    </style:style>
    <style:style style:name="T58" style:family="text">
      <style:text-properties fo:font-weight="bold" officeooo:rsid="004c86d3" style:font-weight-asian="bold" style:font-weight-complex="bold"/>
    </style:style>
    <style:style style:name="T59" style:family="text">
      <style:text-properties fo:font-weight="bold" officeooo:rsid="004e7575" style:font-weight-asian="bold" style:font-weight-complex="bold"/>
    </style:style>
    <style:style style:name="T60" style:family="text">
      <style:text-properties fo:font-weight="bold" officeooo:rsid="001fcc8d" fo:background-color="#ffff00" loext:char-shading-value="0" style:font-weight-asian="bold" style:font-weight-complex="bold"/>
    </style:style>
    <style:style style:name="T61" style:family="text">
      <style:text-properties officeooo:rsid="00bda717"/>
    </style:style>
    <style:style style:name="T62" style:family="text">
      <style:text-properties officeooo:rsid="00bde027"/>
    </style:style>
    <style:style style:name="T63" style:family="text">
      <style:text-properties officeooo:rsid="00c5e432"/>
    </style:style>
    <style:style style:name="T64" style:family="text">
      <style:text-properties officeooo:rsid="00c8ca7e"/>
    </style:style>
    <style:style style:name="T65" style:family="text">
      <style:text-properties officeooo:rsid="00ca5a57"/>
    </style:style>
    <style:style style:name="T66" style:family="text">
      <style:text-properties officeooo:rsid="005ab192"/>
    </style:style>
    <style:style style:name="T67" style:family="text">
      <style:text-properties officeooo:rsid="00cbc63d"/>
    </style:style>
    <style:style style:name="T68" style:family="text">
      <style:text-properties officeooo:rsid="00cbfb48"/>
    </style:style>
    <style:style style:name="T69" style:family="text">
      <style:text-properties officeooo:rsid="00cd6cbe"/>
    </style:style>
    <style:style style:name="T70" style:family="text">
      <style:text-properties officeooo:rsid="00cd746e"/>
    </style:style>
    <style:style style:name="T71" style:family="text">
      <style:text-properties officeooo:rsid="005f36a9"/>
    </style:style>
    <style:style style:name="T72" style:family="text">
      <style:text-properties officeooo:rsid="00cf7dc4"/>
    </style:style>
    <style:style style:name="T73" style:family="text">
      <style:text-properties officeooo:rsid="00e3536a"/>
    </style:style>
    <style:style style:name="T74" style:family="text">
      <style:text-properties officeooo:rsid="00e59167"/>
    </style:style>
    <style:style style:name="T75" style:family="text">
      <style:text-properties officeooo:rsid="00e88cb7"/>
    </style:style>
    <style:style style:name="T76" style:family="text">
      <style:text-properties officeooo:rsid="00ea5c43"/>
    </style:style>
    <style:style style:name="T77" style:family="text">
      <style:text-properties officeooo:rsid="00613874" fo:background-color="#dee6ef" loext:char-shading-value="0"/>
    </style:style>
    <style:style style:name="T78" style:family="text">
      <style:text-properties officeooo:rsid="00758f18" fo:background-color="#dee6ef" loext:char-shading-value="0"/>
    </style:style>
    <style:style style:name="T79" style:family="text">
      <style:text-properties officeooo:rsid="00d35ff3" fo:background-color="#dee6ef" loext:char-shading-value="0"/>
    </style:style>
    <style:style style:name="T80" style:family="text">
      <style:text-properties officeooo:rsid="00d5cdb2" fo:background-color="#dee6ef" loext:char-shading-value="0"/>
    </style:style>
    <style:style style:name="T81" style:family="text">
      <style:text-properties officeooo:rsid="00aa36ae" fo:background-color="#dee6ef" loext:char-shading-value="0"/>
    </style:style>
    <style:style style:name="T82" style:family="text">
      <style:text-properties officeooo:rsid="00a40a6b" fo:background-color="#dee6ef" loext:char-shading-value="0"/>
    </style:style>
    <style:style style:name="T83" style:family="text">
      <style:text-properties officeooo:rsid="00a5c079" fo:background-color="#dee6ef" loext:char-shading-value="0"/>
    </style:style>
    <style:style style:name="T84" style:family="text">
      <style:text-properties officeooo:rsid="005535c9" fo:background-color="#dee6ef" loext:char-shading-value="0"/>
    </style:style>
    <style:style style:name="T85" style:family="text">
      <style:text-properties officeooo:rsid="0110029e" fo:background-color="#dee6ef" loext:char-shading-value="0"/>
    </style:style>
    <style:style style:name="T86" style:family="text">
      <style:text-properties officeooo:rsid="00efff29"/>
    </style:style>
    <style:style style:name="T87" style:family="text">
      <style:text-properties officeooo:rsid="00f38f7f"/>
    </style:style>
    <style:style style:name="T88" style:family="text">
      <style:text-properties officeooo:rsid="00a6653f" fo:background-color="#e0c2cd" loext:char-shading-value="0"/>
    </style:style>
    <style:style style:name="T89" style:family="text">
      <style:text-properties officeooo:rsid="00a40a6b" fo:background-color="#e0c2cd" loext:char-shading-value="0"/>
    </style:style>
    <style:style style:name="T90" style:family="text">
      <style:text-properties officeooo:rsid="00a40a6b" fo:background-color="#ffd8ce" loext:char-shading-value="0"/>
    </style:style>
    <style:style style:name="T91" style:family="text">
      <style:text-properties officeooo:rsid="00a6653f" fo:background-color="#ffd8ce" loext:char-shading-value="0"/>
    </style:style>
    <style:style style:name="T92" style:family="text">
      <style:text-properties officeooo:rsid="00fdf1ba" fo:background-color="#ffd8ce" loext:char-shading-value="0"/>
    </style:style>
    <style:style style:name="T93" style:family="text">
      <style:text-properties officeooo:rsid="00a40a6b" fo:background-color="#dde8cb" loext:char-shading-value="0"/>
    </style:style>
    <style:style style:name="T94" style:family="text">
      <style:text-properties officeooo:rsid="00a7f6ea" fo:background-color="#dde8cb" loext:char-shading-value="0"/>
    </style:style>
    <style:style style:name="T95" style:family="text">
      <style:text-properties officeooo:rsid="00acb72e" fo:background-color="#dde8cb" loext:char-shading-value="0"/>
    </style:style>
    <style:style style:name="T96" style:family="text">
      <style:text-properties officeooo:rsid="00abcc84" fo:background-color="#dde8cb" loext:char-shading-value="0"/>
    </style:style>
    <style:style style:name="T97" style:family="text">
      <style:text-properties officeooo:rsid="00a8f330" fo:background-color="#dde8cb" loext:char-shading-value="0"/>
    </style:style>
    <style:style style:name="T98" style:family="text">
      <style:text-properties officeooo:rsid="0103aa93" fo:background-color="#dde8cb" loext:char-shading-value="0"/>
    </style:style>
    <style:style style:name="T99" style:family="text">
      <style:text-properties officeooo:rsid="010563e4" fo:background-color="#dde8cb" loext:char-shading-value="0"/>
    </style:style>
    <style:style style:name="T100" style:family="text">
      <style:text-properties officeooo:rsid="00fc1d85"/>
    </style:style>
    <style:style style:name="T101" style:family="text">
      <style:text-properties officeooo:rsid="0100a5d2"/>
    </style:style>
    <style:style style:name="T102" style:family="text">
      <style:text-properties officeooo:rsid="01067f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46">Un </text:span><text:span text:style-name="T60">oggetto</text:span><text:span text:style-name="T46"> è una collezione di informazioni che descrivono una certa entità e </text:span><text:span text:style-name="T47">i suoi</text:span><text:span text:style-name="T46"> comportamenti, </text:span><text:span text:style-name="T51">attraverso uno stato e dei metodi</text:span><text:span text:style-name="T46">.</text:span></text:p>
      <text:p text:style-name="P30">L’obiettivo dei metodi <text:span text:style-name="T3">all’interno di un oggetto </text:span>è quello di: </text:p>
      <text:list xml:id="list1154888114" text:style-name="L1">
        <text:list-item>
          <text:p text:style-name="P37"><text:span text:style-name="T1">Consentire di alterare lo stato<text:tab/><text:tab/></text:span><text:span text:style-name="T2">→</text:span><text:span text:style-name="T55"> metodi mutazionali</text:span></text:p>
        </text:list-item>
        <text:list-item>
          <text:p text:style-name="P38">Ispezionare lo stato<text:tab/><text:tab/><text:tab/><text:span text:style-name="T2">→</text:span><text:span text:style-name="T55"> metodi di osservazione</text:span></text:p>
        </text:list-item>
      </text:list>
      <text:p text:style-name="P1"/>
      <text:p text:style-name="P2">Un programma Java è dato da una collezione di classi e/<text:span text:style-name="T4">o</text:span> interfaccie.</text:p>
      <text:p text:style-name="P2">Le classi <text:span text:style-name="T4">hanno due scopi distinti e complementari:</text:span></text:p>
      <text:list xml:id="list3021638653" text:style-name="L2">
        <text:list-item>
          <text:p text:style-name="P39"><text:span text:style-name="T7">Rappresentare</text:span><text:span text:style-name="T5"> una collezione di metodi, </text:span><text:span text:style-name="T73">da cui si </text:span><text:span text:style-name="T6">concretizza l’astrazione procedurale.</text:span></text:p>
        </text:list-item>
        <text:list-item>
          <text:p text:style-name="P40">Realizzare dei nuovi tipi di dato, <text:span text:style-name="T74">da cui si concrettizza l’astrazione dati</text:span>.</text:p>
        </text:list-item>
      </text:list>
      <text:p text:style-name="P3"/>
      <text:p text:style-name="P4">Come sono fatti I metodi di un programma Java?</text:p>
      <text:p text:style-name="P5"/>
      <text:p text:style-name="P31">Sono formati da una segnatura contente il nome del metodo, un valore di ritorno e possibilmente un iniseme di PARAMETRI FORMALI.</text:p>
      <text:p text:style-name="P6"/>
      <text:p text:style-name="P7">Es:</text:p>
      <text:p text:style-name="P7">int somma (int x, int y)<text:tab/>→ int x, int y<text:tab/>== parametri formali <text:span text:style-name="T8">(perchè abbiamo solo I nomi delle variabili e non il loro valore).</text:span></text:p>
      <text:p text:style-name="P7"/>
      <text:p text:style-name="P8">Le espressioni sono definite a partire da degli atomi e degli operatori.</text:p>
      <text:p text:style-name="P9">Gli atomi nei linguaggi O.O possono essere costanti, variabili <text:span text:style-name="T10">(locali ai metodi) </text:span>e <text:span text:style-name="T9">invocazioni di metodo.</text:span></text:p>
      <text:p text:style-name="P9"/>
      <text:p text:style-name="P27"><text:span text:style-name="T11">Le variabili </text:span><text:span text:style-name="T61">sono descritte </text:span><text:span text:style-name="T62">da</text:span><text:span text:style-name="T11"> un nome e un tipo.</text:span></text:p>
      <text:p text:style-name="P10">I tipi sono divisi in :</text:p>
      <text:list xml:id="list1852862743" text:style-name="L3">
        <text:list-item>
          <text:p text:style-name="P41"><text:span text:style-name="T57">T</text:span><text:span text:style-name="T58">ipi primitivi </text:span><text:span text:style-name="T11">→</text:span><text:span text:style-name="T12"> </text:span><text:span text:style-name="T13">interi,long, float, boolean… </text:span><text:span text:style-name="T102">che definiscono un insieme di valori</text:span></text:p>
        </text:list-item>
        <text:list-item>
          <text:p text:style-name="P42"><text:span text:style-name="T57">T</text:span><text:span text:style-name="T56">ipi </text:span><text:span text:style-name="T59">di</text:span><text:span text:style-name="T56"> riferimento </text:span>→<text:span text:style-name="T12"> </text:span><text:span text:style-name="T84">costituiscono il modo di identificare un oggetto che è stato creato in un apposito spazio di memorizzazione </text:span><text:span text:style-name="T85">(heap)</text:span><text:span text:style-name="T84">.</text:span><text:span text:style-name="T54">Tali tipi</text:span><text:span text:style-name="T48"> si </text:span><text:span text:style-name="T54">ottengono</text:span><text:span text:style-name="T48"> attraverso un meccanismo di composizone e</text:span><text:span text:style-name="T49">l</text:span><text:span text:style-name="T48">ementare (array) oppure</text:span><text:span text:style-name="T50"> vengono costruiti come oggetti.</text:span></text:p>
        </text:list-item>
      </text:list>
      <text:p text:style-name="P32"/>
      <text:p text:style-name="P11">Tali oggetti sono creati all’interno dello Heap, <text:span text:style-name="T63">mentre l</text:span><text:span text:style-name="T14">e variabili locali sono tutte poste all’interno dello stack, </text:span><text:span text:style-name="T15">e se una di queste è di un tipo di riferimento, allora il suo valore è il riferimento stesso all’oggetto.</text:span></text:p>
      <text:p text:style-name="P11"/>
      <text:p text:style-name="P19">MUTABILITÀ</text:p>
      <text:p text:style-name="P11"/>
      <text:p text:style-name="P33"><text:span text:style-name="T64">Quando l</text:span><text:span text:style-name="T66">o stato all’interno </text:span><text:span text:style-name="T65">di un oggetto</text:span><text:span text:style-name="T66"> può cambiare, diciamo che l’</text:span><text:span text:style-name="T16">oggetto</text:span><text:span text:style-name="T66"> è mutabile. Altrimenti diciamo che </text:span><text:span text:style-name="T67">l’oggetto </text:span><text:span text:style-name="T66">è immutabile.</text:span></text:p>
      <text:p text:style-name="P12"/>
      <text:p text:style-name="P28"><text:span text:style-name="T38">Immaginiamo di avere</text:span><text:span text:style-name="T24"> </text:span><text:span text:style-name="T38">un’</text:span><text:span text:style-name="T24">espressio</text:span><text:span text:style-name="T39">ne</text:span><text:span text:style-name="T24"> del tipo z = w, dove sia z </text:span><text:span text:style-name="T75">che w </text:span><text:span text:style-name="T42">sono due variabili dello stesso tipo di riferimento.</text:span></text:p>
      <text:p text:style-name="P34"><text:span text:style-name="T25">In questo caso, </text:span><text:span text:style-name="T68">l’utilizzo dell’operatore “=” </text:span><text:span text:style-name="T69">non</text:span><text:span text:style-name="T71"> </text:span><text:span text:style-name="T17">vuol dire che </text:span><text:span text:style-name="T76">viene </text:span><text:span text:style-name="T70">effettua</text:span><text:span text:style-name="T76">ta</text:span><text:span text:style-name="T26"> una copia del </text:span><text:span text:style-name="T27">valore dell’</text:span><text:span text:style-name="T17">oggetto </text:span><text:span text:style-name="T72">w, </text:span><text:span text:style-name="T28">e </text:span><text:span text:style-name="T41">che esso </text:span><text:span text:style-name="T40">viene </text:span><text:span text:style-name="T28">assegnato a z, </text:span><text:span text:style-name="T17">ma che </text:span><text:span text:style-name="T77">viene copiato il riferimento a</text:span><text:span text:style-name="T78">ll’oggetto </text:span><text:span text:style-name="T79">w</text:span><text:span text:style-name="T78"> stesso</text:span><text:span text:style-name="T77"> e assegnato all</text:span><text:span text:style-name="T80">a variabile z</text:span><text:span text:style-name="T77">.</text:span></text:p>
      <text:p text:style-name="P13"><text:span text:style-name="T17">N</text:span>el caso in cui l’oggetto sia mutabile <text:span text:style-name="T29">però</text:span>,<text:span text:style-name="T18"> </text:span><text:span text:style-name="T19">bisogna prestare attenzione </text:span><text:span text:style-name="T20">alla condivisione del riferime</text:span><text:span text:style-name="T21">nto.</text:span></text:p>
      <text:p text:style-name="P18"><text:span text:style-name="T21">Questo perchè se modifico l’oggetto attraverso </text:span><text:span text:style-name="T43">un</text:span><text:span text:style-name="T22"> metodo mutazionale di una variabile </text:span><text:span text:style-name="T30">che abbia come riferimento quell’oggetto,</text:span><text:span text:style-name="T23"> allora I metodi di osservazione d</text:span><text:span text:style-name="T31">i tutte le altre variabili che fanno anch’esse riferimento a quell’oggetto, potranno osservar</text:span><text:span text:style-name="T86">ne</text:span><text:span text:style-name="T31"> il cambiamento.</text:span></text:p>
      <text:p text:style-name="P18"/>
      <text:p text:style-name="P18"/>
      <text:p text:style-name="P14"><text:soft-page-break/>ES:</text:p>
      <text:p text:style-name="P16"><text:span text:style-name="T32">Ho un oggetto </text:span><text:span text:style-name="T34">all’interno dello heap di tip</text:span><text:span text:style-name="T87">o</text:span><text:span text:style-name="T34"> </text:span><text:span text:style-name="T32">studente </text:span><text:span text:style-name="T35">che ha un valore che indica la sua media, e supponiamo che </text:span><text:span text:style-name="T36">il</text:span><text:span text:style-name="T35"> </text:span><text:span text:style-name="T33">riferimento </text:span><text:span text:style-name="T37">a tale oggetto sia</text:span><text:span text:style-name="T33"> assegnato a due diverse variabili.</text:span></text:p>
      <text:p text:style-name="P15">Se una di queste due modifica la media dell’oggetto allora tale mutazione sarà visibile anche all’altra variabile.</text:p>
      <text:p text:style-name="P15"/>
      <text:p text:style-name="P35"><text:span text:style-name="T45">Nel caso in cui un oggetto non </text:span><text:span text:style-name="T52">fa riferimento a</text:span><text:span text:style-name="T53">d alcuna espressione nel codice allora tale oggetto viene eliminato automaticamente dal garbage collector.</text:span></text:p>
      <text:p text:style-name="P17"/>
      <text:p text:style-name="P20">INVOCAZIONE DI METODI</text:p>
      <text:p text:style-name="P21"/>
      <text:p text:style-name="P22">In generale un’invocazione di un metodo riguarda un oggetto ed è formata da:</text:p>
      <text:p text:style-name="P22"/>
      <text:list xml:id="list2754885126" text:style-name="L4">
        <text:list-item>
          <text:p text:style-name="P43"><text:span text:style-name="T81">U</text:span><text:span text:style-name="T82">na parte </text:span><text:span text:style-name="T83">che </text:span><text:span text:style-name="T82">determina l’oggetto</text:span><text:span text:style-name="T44">, </text:span><text:span text:style-name="T88">seguita da </text:span><text:span text:style-name="T89">un punto</text:span><text:span text:style-name="T90">, </text:span><text:span text:style-name="T91">seguito da</text:span><text:span text:style-name="T92">l</text:span><text:span text:style-name="T90"> nome di un metodo</text:span><text:span text:style-name="T44"> e </text:span><text:span text:style-name="T101">infine</text:span><text:span text:style-name="T93"> I </text:span><text:span text:style-name="T94">possibili</text:span><text:span text:style-name="T93"> </text:span><text:span text:style-name="T95">PARMETRI</text:span><text:span text:style-name="T93"> </text:span><text:span text:style-name="T96">CONCRETI</text:span><text:span text:style-name="T93"> </text:span><text:span text:style-name="T97">del m</text:span><text:span text:style-name="T98">etodo (se questo specifica nella segnatura </text:span><text:span text:style-name="T99">dei parametri formali)</text:span><text:span text:style-name="T93">.</text:span></text:p>
        </text:list-item>
      </text:list>
      <text:p text:style-name="P22"/>
      <text:p text:style-name="P23">I parametri concreti sono espressioni, mentre I parametri formali sono solo formati da un tipo seguito dal nome della sua variabile.</text:p>
      <text:p text:style-name="P36">I valori dei parametri concreti vengono valutati e attribuiti ai parametri formali.</text:p>
      <text:p text:style-name="P24"/>
      <text:p text:style-name="P25">La parte che determina l’oggetto è un’espressione <text:span text:style-name="T100">che </text:span>deve produrre un riferimento ad un oggetto.</text:p>
      <text:p text:style-name="P26">Nel caso più semplice sarà una variabile che contiene un oggetto.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6:41:36.545290562</meta:creation-date>
    <meta:generator>LibreOffice/6.4.6.2$Linux_X86_64 LibreOffice_project/40$Build-2</meta:generator>
    <dc:date>2021-06-16T17:13:23.302628346</dc:date>
    <meta:editing-duration>PT3H37M13S</meta:editing-duration>
    <meta:editing-cycles>202</meta:editing-cycles>
    <meta:document-statistic meta:table-count="0" meta:image-count="0" meta:object-count="0" meta:page-count="2" meta:paragraph-count="36" meta:word-count="597" meta:character-count="3707" meta:non-whitespace-character-count="3149"/>
  </office:meta>
</office:document-meta>
</file>